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28" calcext:value-type="float">
            <text:p>1028</text:p>
          </table:table-cell>
          <table:table-cell table:style-name="ce7" table:formula="of:=COUNTIF([.B7:.B1095];&quot;X&quot;)" office:value-type="float" office:value="879" calcext:value-type="float">
            <text:p>879</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9" calcext:value-type="float">
            <text:p>119</text:p>
          </table:table-cell>
          <table:table-cell table:style-name="ce25" table:formula="of:=SUM([.B2:.F2])" office:value-type="float" office:value="1092" calcext:value-type="float">
            <text:p>109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3" table:number-rows-repeated="2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05">00/00/0000</text:date>, <text:time style:data-style-name="N2" text:time-value="17:43:14.43164860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0-05T17:44:33.508855615</dc:date>
    <meta:editing-duration>P1DT4H25S</meta:editing-duration>
    <meta:editing-cycles>1032</meta:editing-cycles>
    <meta:document-statistic meta:table-count="1" meta:cell-count="6195" meta:object-count="0"/>
  </office:meta>
</office:document-meta>
</file>